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Fuentedepárrafopredeter." style:family="text">
      <style:text-properties fo:color="#44546A"/>
    </style:style>
    <style:style style:name="P3" style:parent-style-name="Normal" style:family="paragraph">
      <style:paragraph-properties fo:text-align="center" fo:margin-top="0.1666in"/>
    </style:style>
    <style:style style:name="T4" style:parent-style-name="Fuentedepárrafopredeter." style:family="text">
      <style:text-properties fo:color="#FFFFFF"/>
    </style:style>
    <style:style style:name="P5" style:parent-style-name="Normal" style:family="paragraph">
      <style:paragraph-properties fo:line-height="100%"/>
    </style:style>
    <style:style style:name="T6" style:parent-style-name="Fuentedepárrafopredeter." style:family="text">
      <style:text-properties style:font-name="Calibri Light" style:font-name-asian="PMingLiU" style:font-name-complex="Times New Roman" fo:color="#4472C4" fo:font-size="36pt" style:font-size-asian="36pt" style:font-size-complex="36pt"/>
    </style:style>
    <style:style style:name="T7" style:parent-style-name="Fuentedepárrafopredeter." style:family="text">
      <style:text-properties style:font-name="Calibri Light" style:font-name-asian="PMingLiU" style:font-name-complex="Times New Roman" fo:color="#44546A" fo:font-size="16pt" style:font-size-asian="16pt" style:font-size-complex="16pt"/>
    </style:style>
    <style:style style:name="P8" style:parent-style-name="Normal" style:family="paragraph">
      <style:paragraph-properties fo:break-before="page"/>
    </style:style>
    <style:style style:name="P9" style:parent-style-name="Párrafodelista" style:list-style-name="LFO1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" style:parent-style-name="Párrafodelista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" style:parent-style-name="Párrafodelista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" style:parent-style-name="Párrafodelista" style:list-style-name="LFO1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" style:parent-style-name="Párrafodelista" style:list-style-name="LFO2" style:family="paragraph"/>
    <style:style style:name="T1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8" style:parent-style-name="Párrafodelista" style:list-style-name="LFO2" style:family="paragraph"/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" style:parent-style-name="Párrafodelista" style:list-style-name="LFO2" style:family="paragraph"/>
    <style:style style:name="T2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9" style:parent-style-name="Párrafodelista" style:list-style-name="LFO2" style:family="paragraph"/>
    <style:style style:name="T3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3" style:parent-style-name="Párrafodelista" style:list-style-name="LFO2" style:family="paragraph"/>
    <style:style style:name="T3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7" style:parent-style-name="Párrafodelista" style:list-style-name="LFO2" style:family="paragraph"/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0" draw:name="Cuadro de texto 465" text:anchor-type="paragraph" svg:x="3.76181in" svg:y="7.71736in" svg:width="2.97639in" svg:height="0.29375in" style:rel-width="scale" style:rel-height="scale"><draw:text-box><text:p text:style-name="Sinespaciado"><text:span text:style-name="T2">Joan Banyuls Sánchez</text:span></text:p></draw:text-box><svg:title/><svg:desc/></draw:frame><draw:custom-shape svg:x="0in" svg:y="0in" svg:width="8.075in" svg:height="10.45in" draw:z-index="251663360" draw:id="id1" draw:style-name="a2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2" draw:style-name="a3" draw:name="Rectángulo 467" text:anchor-type="paragraph"><svg:title/><svg:desc/><text:p text:style-name="P3"><text:span text:style-name="T4"><text:s text:c="5"/></text:span></text:p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59264" draw:id="id3" draw:style-name="a4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62336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6" draw:name="Cuadro de texto 470" text:anchor-type="paragraph" svg:x="3.76181in" svg:y="4.09236in" svg:width="2.97639in" svg:height="3.35625in" style:rel-width="scale" style:rel-height="scale"><draw:text-box><text:p text:style-name="P5"><text:span text:style-name="T6">Tema 2: Conceptos de Gestión empresarial</text:span></text:p><text:p text:style-name="Normal"><text:span text:style-name="T7">Actividad 2: Conceptos empresariales</text:span></text:p></draw:text-box><svg:title/><svg:desc/></draw:frame></text:p>
      <text:p text:style-name="P8"/>
      <text:soft-page-break/>
      <text:list text:style-name="LFO1" text:continue-numbering="true">
        <text:list-item>
          <text:p text:style-name="P9">Hemos visto que entre los componentes básicos de la gestión empresarial se encuentran, la estrategia, la gestión de personal, las finanzas, el marketing y la innovación. Realiza un estudio en el cual fuese posible otras divisiones posibles, podemos plantearnos menos divisiones o por el contrario, ampliar las 5 vistas en clase. De la decisión tomada, dar una respuesta razonada.</text:p>
        </text:list-item>
      </text:list>
      <text:p text:style-name="P10"/>
      <text:p text:style-name="P11"/>
      <text:list text:style-name="LFO1" text:continue-numbering="true">
        <text:list-item>
          <text:p text:style-name="P12">Definición de las herramientas que nos ayudarán a planificar el área de las<text:s/>finanzas, que tal y como hemos visto es uno de los componentes básicos de la gestión empresarial, leed lo que pone en internet y explicarlo en un párrafo con vuestras palabras, porque eso es lo que necesito:</text:p>
        </text:list-item>
      </text:list>
      <text:list text:style-name="LFO2" text:continue-numbering="true">
        <text:list-item>
          <text:p text:style-name="P13"><text:span text:style-name="T14">Cuenta de explotación</text:span><text:span text:style-name="T15">:<text:s/></text:span><text:span text:style-name="T16">Es el conjunto de ingresos y gastos generados por la actividad propia de la empresa, que quedan registrados. De esta manera se puede saber si la empresa ha obtenido</text:span><text:span text:style-name="T17"><text:s/>una ganancia o una pérdida a lo largo de un ejercicio económico o de cualquier otro período.</text:span></text:p>
        </text:list-item>
        <text:list-item>
          <text:p text:style-name="P18"><text:span text:style-name="T19">Cuadro de tesorería</text:span><text:span text:style-name="T20">:<text:s/></text:span><text:span text:style-name="T21">Es un registro donde se reflejan los pagos y los cobros que ha de realizar la empresa durante un ejercicio económico.</text:span></text:p>
        </text:list-item>
        <text:list-item>
          <text:p text:style-name="P22"><text:span text:style-name="T23">Cuadro de mando</text:span><text:span text:style-name="T24">:<text:s/></text:span><text:span text:style-name="T25">Es una herramienta</text:span><text:span text:style-name="T26">, enfocada al área de compras,</text:span><text:span text:style-name="T27"><text:s/>que sirve para llevar un control y un seguimiento de la evolución de nuestro negocio.<text:s/></text:span><text:span text:style-name="T28">También agrupa y visualiza todos los datos para conocer qué está pasando en su organización y en su entorno.</text:span></text:p>
        </text:list-item>
        <text:list-item>
          <text:p text:style-name="P29"><text:span text:style-name="T30">Fondo de maniobra</text:span><text:span text:style-name="T31">:<text:s/></text:span><text:span text:style-name="T32">Es un ratio que sirve para comparar la evolución financiera a corto plazo.</text:span></text:p>
        </text:list-item>
        <text:list-item>
          <text:p text:style-name="P33"><text:span text:style-name="T34">Balance contable</text:span><text:span text:style-name="T35">:<text:s/></text:span><text:span text:style-name="T36">Es un documento donde se puede ver la situación y distribución del patrimonio empresarial, tanto de lo que le pertenece como de lo que debe.</text:span></text:p>
        </text:list-item>
        <text:list-item>
          <text:p text:style-name="P37"><text:span text:style-name="T38">El presupuesto</text:span><text:span text:style-name="T39">:<text:s/></text:span><text:span text:style-name="T40">Es un plan de operaciones y recursos de una empresa, que se formula para lograr en una cierto periodo de tiempo los objetivos propuest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dae3f3" draw:end-color="#8faadc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a 2:</dc:title>
    <dc:description/>
    <dc:subject>Actividad 2: Conceptos empresariales</dc:subject>
    <meta:initial-creator>Joan Banyuls Sánchez</meta:initial-creator>
    <dc:creator>jobanyuls@gmail.com</dc:creator>
    <meta:creation-date>2019-10-25T09:48:00Z</meta:creation-date>
    <dc:date>2019-10-25T11:02:00Z</dc:date>
    <meta:template xlink:href="Normal" xlink:type="simple"/>
    <meta:editing-cycles>1</meta:editing-cycles>
    <meta:editing-duration>PT0S</meta:editing-duration>
    <meta:document-statistic meta:page-count="2" meta:paragraph-count="3" meta:word-count="271" meta:character-count="1762" meta:row-count="12" meta:non-whitespace-character-count="1494"/>
  </office:meta>
</office:document-meta>
</file>